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in" fo:margin-right="0in" fo:text-indent="0in" style:auto-text-indent="false"/>
    </style:style>
    <style:style style:name="P2" style:family="paragraph" style:parent-style-name="Standard">
      <style:text-properties fo:color="#4f81bd" loext:opacity="100%" style:font-name="Arial" fo:font-weight="bold" style:language-asian="en" style:country-asian="US" style:font-weight-asian="bold" style:font-name-complex="Arial1"/>
    </style:style>
    <style:style style:name="P3" style:family="paragraph" style:parent-style-name="Standard">
      <style:text-properties fo:language="en" fo:country="US"/>
    </style:style>
    <style:style style:name="P4" style:family="paragraph" style:parent-style-name="Standard">
      <style:text-properties officeooo:rsid="001b53cc" officeooo:paragraph-rsid="001b53cc"/>
    </style:style>
    <style:style style:name="P5" style:family="paragraph" style:parent-style-name="Standard" style:master-page-name="Standard">
      <style:paragraph-properties style:page-number="auto"/>
    </style:style>
    <style:style style:name="T1" style:family="text">
      <style:text-properties fo:color="#4f81bd" loext:opacity="100%" style:font-name="Arial" fo:font-size="14pt" fo:font-weight="bold" style:font-size-asian="14pt" style:language-asian="en" style:country-asian="US" style:font-weight-asian="bold" style:font-name-complex="Arial1"/>
    </style:style>
    <style:style style:name="T2" style:family="text">
      <style:text-properties fo:color="#4f81bd" loext:opacity="100%" style:font-name="Arial" fo:font-size="14pt" fo:language="en" fo:country="US" fo:font-weight="bold" style:font-size-asian="14pt" style:language-asian="en" style:country-asian="US" style:font-weight-asian="bold" style:font-name-complex="Arial1"/>
    </style:style>
    <style:style style:name="T3" style:family="text">
      <style:text-properties fo:font-size="14pt" fo:font-style="italic" style:font-size-asian="14pt" style:font-style-asian="italic"/>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style="italic" fo:font-weight="bold" style:font-style-asian="italic" style:font-weight-asian="bold"/>
    </style:style>
    <style:style style:name="T7" style:family="text">
      <style:text-properties fo:font-weight="bold" style:font-weight-asian="bold"/>
    </style:style>
    <style:style style:name="T8" style:family="text">
      <style:text-properties fo:font-style="italic" fo:font-weight="bold" style:font-style-asian="italic" style:font-weight-asian="bold"/>
    </style:style>
    <style:style style:name="T9" style:family="text">
      <style:text-properties fo:color="#800080" loext:opacity="100%" style:font-name="Calibri" fo:language="en" fo:country="US" fo:font-weight="bold" officeooo:rsid="0015ee96" style:font-weight-asian="bold"/>
    </style:style>
    <style:style style:name="T10" style:family="text">
      <style:text-properties fo:color="#800080" loext:opacity="100%" style:font-name="Calibri" fo:language="en" fo:country="US" fo:font-weight="bold" officeooo:rsid="0017313d" style:font-weight-asian="bold"/>
    </style:style>
    <style:style style:name="T11" style:family="text">
      <style:text-properties fo:color="#800080" loext:opacity="100%" style:font-name="Calibri" fo:language="en" fo:country="US" fo:font-weight="bold" officeooo:rsid="00191a84" style:font-weight-asian="bold"/>
    </style:style>
    <style:style style:name="T12" style:family="text">
      <style:text-properties fo:color="#800080" loext:opacity="100%" style:font-name="Calibri" fo:language="en" fo:country="US" fo:font-style="italic" fo:font-weight="bold" officeooo:rsid="0015ee96" style:font-style-asian="italic" style:font-weight-asian="bold" style:font-style-complex="italic"/>
    </style:style>
    <style:style style:name="T13" style:family="text">
      <style:text-properties fo:color="#800080" loext:opacity="100%" style:font-name="Calibri" fo:language="en" fo:country="US" fo:font-style="normal" fo:font-weight="bold" officeooo:rsid="0015ee96" style:font-style-asian="normal" style:font-weight-asian="bold"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ssignment </text:span><text:span text:style-name="T2">14</text:span><text:span text:style-name="T1"> –</text:span><text:span text:style-name="T2"> </text:span><text:bookmark text:name="_GoBack"/><text:span text:style-name="T2">Hashing</text:span></text:p>
      <text:p text:style-name="P2"/>
      <text:p text:style-name="Standard"><text:span text:style-name="T3">Write pseudo-code not Java for problems requiring code. You are responsible for the appropriate level of detail.</text:span></text:p>
      <text:p text:style-name="P3"/>
      <text:p text:style-name="P1"><text:span text:style-name="T5">1. </text:span><text:span text:style-name="T7">If a hash table contain</text:span><text:span text:style-name="T5">s</text:span><text:span text:style-name="T7"> </text:span><text:span text:style-name="T8">tablesize</text:span><text:span text:style-name="T7"> positions and </text:span><text:span text:style-name="T8">n</text:span><text:span text:style-name="T7"> records currently occupy the table, the load factor</text:span><text:span text:style-name="T5"> </text:span><text:span text:style-name="T6">lf</text:span><text:span text:style-name="T8"> </text:span><text:span text:style-name="T7">is defined as</text:span><text:span text:style-name="T8"> n/tablesize. </text:span><text:span text:style-name="T5">Suppose </text:span><text:span text:style-name="T7">a hash function uniformly distributes </text:span><text:span text:style-name="T6">n</text:span><text:span text:style-name="T5"> </text:span><text:span text:style-name="T7">keys over the </text:span><text:span text:style-name="T8">tablesize</text:span><text:span text:style-name="T7"> positions of the table</text:span><text:span text:style-name="T5"> and the table has </text:span><text:span text:style-name="T7">load factor</text:span><text:span text:style-name="T8"> lf</text:span><text:span text:style-name="T5">. Show that of new keys </text:span><text:span text:style-name="T7">insert</text:span><text:span text:style-name="T5">ed into the table, </text:span><text:span text:style-name="T7">(n-1)*</text:span><text:span text:style-name="T8">lf</text:span><text:span text:style-name="T7">/2 of the</text:span><text:span text:style-name="T5">m will</text:span><text:span text:style-name="T7"> collide with a previously</text:span><text:span text:style-name="T5"> </text:span><text:span text:style-name="T7">entered key. </text:span><text:span text:style-name="T5">Think about the accumulated collisions over a series of collisions.</text:span></text:p>
      <text:p text:style-name="P1"><text:span text:style-name="T5"><text:tab/></text:span><text:span text:style-name="T9">Starting with an example, if</text:span><text:span text:style-name="T12"> tablesize</text:span><text:span text:style-name="T13"> is 5 and there are 2 items in it, then 0.2 of new keys will collide</text:span><text:span text:style-name="T9">. If there were n =3 then it would be 0.6. </text:span><text:span text:style-name="T10">If n=4, then it would be 1.2. In words, what we are trying to prove is that essentially half the loading factor times the number of items already in the table is the number of new items that will collide. So if the hash table is 60% full, then 30% of the new keys will collide </text:span><text:span text:style-name="T11">assuming a significantly large table where n-1 is approximately n</text:span><text:span text:style-name="T10">. </text:span><text:span text:style-name="T11">We assume we are entering n more keys into the table, we will assume n &lt; tablesize/2 for easier approach. So if n was 100 and the table size was 200, then ~25 of the new keys being inserted would collide. <text:s/></text:span><text:span text:style-name="T10"><text:s text:c="2"/></text:span></text:p>
      <text:p text:style-name="P1"><text:span text:style-name="T5"/></text:p>
      <text:p text:style-name="Standard"><text:span text:style-name="T5">2. </text:span><text:span text:style-name="T7">Assume that </text:span><text:span text:style-name="T8">n</text:span><text:span text:style-name="T7"> random positions of a </text:span><text:span text:style-name="T8">tablesize</text:span><text:span text:style-name="T7">-element hash table are occupied, using hash and rehash functions that are equally likely to produce any index in the table</text:span><text:span text:style-name="T5">. The hash and rehash functions themselves are not important.</text:span><text:span text:style-name="T7"> </text:span><text:span text:style-name="T5">The only thing that is important is they will produce any index in the table with equal probability. Start by counting the number of insertions for each item as you go along. Use that to sh</text:span><text:span text:style-name="T7">ow that the average number of comparisons needed to insert a new element is </text:span><text:span text:style-name="T8">(tablesize</text:span><text:span text:style-name="T7"> + 1</text:span><text:span text:style-name="T8">)</text:span><text:span text:style-name="T7">/</text:span><text:span text:style-name="T8">(tablesize</text:span><text:span text:style-name="T7">-n+1). Explain why linear probing does not satisfy this condition.</text:span> </text:p>
      <text:p text:style-name="Standard"> </text:p>
      <text:p text:style-name="Standard"/>
      <text:p text:style-name="P4">(M+1)/(M-n+1) is the number of comparisons needed. So if the table is empty, the equations yields 1 which is logical sense all index are empty. For the second insertion, we can reason that there is a 1/M chance that we have a collison where M = tablesize. So most likely only 1 insetion will be needed. However we can see that as n increases, the likelihood of an insertion increases. Linear probing does not satisfy this condition because it does not have an equal chance of choosing and index to store an inserted data point. After the first insertion, it is going to linearly search for the next open record to store the data/address. That is not random and equally likely to pick any index anymor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fo:language="ru" fo:country="RU" style:font-size-asian="12pt" style:language-asian="ru" style:country-asian="RU"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ru" fo:country="RU" style:font-size-asian="8pt" style:language-asian="ru" style:country-asian="RU" style:font-name-complex="Tahoma1" style:font-family-complex="Tahoma" style:font-family-generic-complex="system" style:font-pitch-complex="variable" style:font-size-complex="8pt"/>
    </style:style>
    <style:style style:name="ListLabel_20_1" style:display-name="ListLabel 1" style:family="text">
      <style:text-properties fo:font-size="12pt" fo:font-style="normal" fo:font-weight="bold" style:font-size-asian="12pt" style:font-style-asian="normal" style:font-weight-asian="bold"/>
    </style:style>
    <style:style style:name="ListLabel_20_2" style:display-name="ListLabel 2" style:family="text">
      <style:text-properties fo:font-size="12pt" fo:font-style="normal" fo:font-weight="bold" style:font-size-asian="12pt" style:font-style-asian="normal"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_EN605_202_81_HW7B</dc:title>
    <meta:initial-creator>Eleanor</meta:initial-creator>
    <meta:editing-cycles>5</meta:editing-cycles>
    <meta:print-date>2014-01-20T19:24:00</meta:print-date>
    <meta:creation-date>2020-08-29T18:44:00</meta:creation-date>
    <dc:date>2021-05-02T17:31:49.136245805</dc:date>
    <meta:editing-duration>PT14M32S</meta:editing-duration>
    <meta:generator>LibreOffice/7.0.4.2$Linux_X86_64 LibreOffice_project/00$Build-2</meta:generator>
    <meta:document-statistic meta:table-count="0" meta:image-count="0" meta:object-count="0" meta:page-count="1" meta:paragraph-count="7" meta:word-count="458" meta:character-count="2574" meta:non-whitespace-character-count="2113"/>
    <meta:user-defined meta:name="AppVersion">16.0000</meta:user-defined>
    <meta:template xlink:type="simple" xlink:actuate="onRequest" xlink:title="Normal.dotm" xlink:href=""/>
  </office:meta>
</office:document-meta>
</file>